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urier New" officeooo:rsid="001f8f04" officeooo:paragraph-rsid="001f8f04"/>
    </style:style>
    <style:style style:name="P2" style:family="paragraph" style:parent-style-name="Standard">
      <style:text-properties style:font-name="Courier New" officeooo:rsid="001f8f04" officeooo:paragraph-rsid="00208ec3"/>
    </style:style>
    <style:style style:name="P3" style:family="paragraph" style:parent-style-name="Standard">
      <style:text-properties style:font-name="Courier New" fo:font-weight="bold" officeooo:rsid="001f8f04" officeooo:paragraph-rsid="001f8f04" style:font-weight-asian="bold" style:font-weight-complex="bold"/>
    </style:style>
    <style:style style:name="P4" style:family="paragraph" style:parent-style-name="Standard">
      <style:text-properties style:font-name="Courier New" officeooo:rsid="00234e84" officeooo:paragraph-rsid="00234e84"/>
    </style:style>
    <style:style style:name="P5" style:family="paragraph" style:parent-style-name="Standard" style:list-style-name="L1">
      <style:text-properties style:font-name="Courier New" officeooo:rsid="00234e84" officeooo:paragraph-rsid="00234e84"/>
    </style:style>
    <style:style style:name="T1" style:family="text">
      <style:text-properties officeooo:rsid="00208ec3"/>
    </style:style>
    <style:style style:name="T2" style:family="text">
      <style:text-properties officeooo:rsid="0021b56f"/>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yecto Gestion Ususarios para una app de tareas.</text:p>
      <text:p text:style-name="P3"/>
      <text:p text:style-name="P2"><text:span text:style-name="T1">En teoría, l</text:span>a idea general es crear un sistema de gestión de usuarios con el cual podamos crear, eliminar, consultar y modificar usuarios para acceder a una aplicación que permita gestionar tareas <text:span text:style-name="T1">siguiendo </text:span>un modelo basado en la metodología Kanban.</text:p>
      <text:p text:style-name="P1"/>
      <text:p text:style-name="P1">En primer lugar tanto los valores de usuarios como las tareas se van a guardar en una base de datos, con la cual podamos verificar los usuarios validados y también acceder a las tareas que tenga guardadas cada usuario en su cuenta. <text:span text:style-name="T2">Por otro lado, se ejecutará una pestaña inicial donde podrás introducir tus credenciales o registrarte en caso de que no las tengas y una vez registrado se ejecuta tu “sesión” en la cual se mostrará una pantalla que te permitira usar el gestor de tareas. Por último habrá una pestaña que mostrará la información personal de cada usuario.</text:span></text:p>
      <text:p text:style-name="P1"/>
      <text:p text:style-name="P4">Tareas:</text:p>
      <text:list text:style-name="L1">
        <text:list-item>
          <text:p text:style-name="P5">CRUD Usuario</text:p>
        </text:list-item>
        <text:list-item>
          <text:p text:style-name="P5">CRUD tarea</text:p>
        </text:list-item>
        <text:list-item>
          <text:p text:style-name="P5">Relacionar Usuarios con Tareas</text:p>
        </text:list-item>
        <text:list-item>
          <text:p text:style-name="P5">CRUD Tablero de tareas (Kanban)</text:p>
        </text:list-item>
        <text:list-item>
          <text:p text:style-name="P5">Pantalla principa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12:10:37.992000000</meta:creation-date>
    <dc:date>2025-05-08T11:09:16.767000000</dc:date>
    <meta:editing-duration>PT26M17S</meta:editing-duration>
    <meta:editing-cycles>5</meta:editing-cycles>
    <meta:generator>LibreOffice/7.5.6.2$Windows_x86 LibreOffice_project/f654817fb68d6d4600d7d2f6b647e47729f55f15</meta:generator>
    <meta:document-statistic meta:table-count="0" meta:image-count="0" meta:object-count="0" meta:page-count="1" meta:paragraph-count="9" meta:word-count="169" meta:character-count="981" meta:non-whitespace-character-count="826"/>
  </office:meta>
</office:document-meta>
</file>